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b.<text:span text:style-name="T1"> The only part which required changing here was the date format for the INSERT INTO Orders VALUES.</text:span></text:p>
      <text:p text:style-name="P1"><text:span text:style-name="T1"/></text:p>
      <text:list xml:id="list34157846" text:style-name="L1">
        <text:list-item>
          <text:p text:style-name="P3">a.<text:line-break/>b. <text:span text:style-name="T1">Customers = Customer Number, Order Details = Order Number &amp; Product Code together, Orders = Order Number, Products = Product Code</text:span></text:p>
          <text:p text:style-name="P3">c. <text:span text:style-name="T1">Order Details = Order Number. Orders = Order Number, Customer Number.</text:span></text:p>
        </text:list-item>
        <text:list-item>
          <text:p text:style-name="P3"><text:span text:style-name="T1"/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14T11:30:19.87</meta:creation-date>
    <meta:generator>OpenOffice.org/3.3$Win32 OpenOffice.org_project/330m20$Build-9567</meta:generator>
    <dc:date>2011-12-18T15:04:28.52</dc:date>
    <dc:creator>Glenn Chamberlain</dc:creator>
    <meta:editing-duration>PT1H24M53S</meta:editing-duration>
    <meta:editing-cycles>3</meta:editing-cycles>
    <meta:document-statistic meta:table-count="0" meta:image-count="0" meta:object-count="0" meta:page-count="1" meta:paragraph-count="3" meta:word-count="54" meta:character-count="311"/>
  </office:meta>
</office:document-meta>
</file>